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1.826cm" style:rel-column-width="1035*"/>
    </style:style>
    <style:style style:name="Tableau1.D" style:family="table-column">
      <style:table-column-properties style:column-width="5.484cm" style:rel-column-width="3109*"/>
    </style:style>
    <style:style style:name="Tableau1.E" style:family="table-column">
      <style:table-column-properties style:column-width="2.833cm" style:rel-column-width="1606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E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E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column table:number-columns-repeated="1" table:style-name="Tableau1.C"/>
        <table:table-column table:number-columns-repeated="1" table:style-name="Tableau1.D"/>
        <table:table-column table:number-columns-repeated="1" table:style-name="Tableau1.E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A1">
              <text:p text:style-name="P1">D</text:p>
            </table:table-cell>
            <table:table-cell office:value-type="string" table:style-name="Tableau1.E1">
              <text:p text:style-name="P1">E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>
            <text:p text:style-name="Table_20_Contents">P3</text:p>
          </table:table-cell>
          <table:table-cell office:value-type="string" table:style-name="Tableau1.A2"/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A2">
            <text:p text:style-name="Table_20_Contents">c</text:p>
          </table:table-cell>
          <table:table-cell office:value-type="string" table:style-name="Tableau1.A2">
            <text:p text:style-name="Table_20_Contents">d</text:p>
          </table:table-cell>
          <table:table-cell office:value-type="string" table:style-name="Tableau1.E2">
            <text:p text:style-name="Table_20_Contents">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31:41</dc:date>
    <dc:language>fr-BE</dc:language>
    <meta:editing-cycles>5</meta:editing-cycles>
    <meta:editing-duration>PT6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0" meta:character-count="16"/>
  </office:meta>
</office:document-meta>
</file>